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Normal" style:family="paragraph">
      <style:paragraph-properties fo:text-indent="0.5in"/>
    </style:style>
    <style:style style:name="P7" style:parent-style-name="Normal" style:family="paragraph">
      <style:paragraph-properties fo:text-indent="0.5in"/>
    </style:style>
    <style:style style:name="P8" style:parent-style-name="Normal" style:family="paragraph">
      <style:paragraph-properties fo:text-indent="0.5in"/>
      <style:text-properties fo:language="vi" fo:country="VN"/>
    </style:style>
    <style:style style:name="TableColumn10" style:family="table-column">
      <style:table-column-properties style:column-width="3.2479in"/>
    </style:style>
    <style:style style:name="Table9" style:family="table">
      <style:table-properties style:width="3.2479in" fo:margin-left="0.7645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language="vi" fo:country="VN"/>
    </style:style>
    <style:style style:name="P14" style:parent-style-name="Normal" style:family="paragraph">
      <style:paragraph-properties fo:margin-bottom="0in" fo:line-height="100%"/>
      <style:text-properties fo:language="vi" fo:country="VN"/>
    </style:style>
    <style:style style:name="P15" style:parent-style-name="Normal" style:family="paragraph">
      <style:paragraph-properties fo:margin-bottom="0in" fo:line-height="100%"/>
      <style:text-properties fo:language="vi" fo:country="VN"/>
    </style:style>
    <style:style style:name="P16" style:parent-style-name="Normal" style:family="paragraph">
      <style:paragraph-properties fo:margin-bottom="0in" fo:line-height="100%"/>
      <style:text-properties fo:language="vi" fo:country="VN"/>
    </style:style>
    <style:style style:name="P17" style:parent-style-name="Normal" style:family="paragraph">
      <style:paragraph-properties fo:margin-bottom="0in" fo:line-height="100%"/>
      <style:text-properties fo:language="vi" fo:country="VN"/>
    </style:style>
    <style:style style:name="P18" style:parent-style-name="Normal" style:family="paragraph">
      <style:paragraph-properties fo:margin-bottom="0in" fo:line-height="100%"/>
      <style:text-properties fo:language="vi" fo:country="VN"/>
    </style:style>
    <style:style style:name="P19" style:parent-style-name="Normal" style:family="paragraph">
      <style:paragraph-properties fo:margin-bottom="0in" fo:line-height="100%"/>
      <style:text-properties fo:language="vi" fo:country="VN"/>
    </style:style>
    <style:style style:name="P20" style:parent-style-name="Normal" style:family="paragraph">
      <style:paragraph-properties fo:margin-bottom="0in" fo:line-height="100%"/>
      <style:text-properties fo:language="vi" fo:country="VN"/>
    </style:style>
    <style:style style:name="P21" style:parent-style-name="Normal" style:family="paragraph">
      <style:paragraph-properties fo:margin-bottom="0in" fo:line-height="100%"/>
      <style:text-properties fo:language="vi" fo:country="VN"/>
    </style:style>
    <style:style style:name="P22" style:parent-style-name="Normal" style:family="paragraph">
      <style:paragraph-properties fo:margin-bottom="0in" fo:line-height="100%"/>
      <style:text-properties fo:language="vi" fo:country="VN"/>
    </style:style>
    <style:style style:name="P23" style:parent-style-name="Normal" style:family="paragraph">
      <style:paragraph-properties fo:margin-bottom="0in" fo:line-height="100%"/>
      <style:text-properties fo:language="vi" fo:country="VN"/>
    </style:style>
    <style:style style:name="P24" style:parent-style-name="Normal" style:family="paragraph">
      <style:paragraph-properties fo:text-indent="0.5in"/>
      <style:text-properties fo:language="vi" fo:country="VN"/>
    </style:style>
    <style:style style:name="TableColumn26" style:family="table-column">
      <style:table-column-properties style:column-width="5.8076in"/>
    </style:style>
    <style:style style:name="Table25" style:family="table">
      <style:table-properties style:width="5.8076in" fo:margin-left="0.5673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TableColumn78" style:family="table-column">
      <style:table-column-properties style:column-width="4.4298in"/>
    </style:style>
    <style:style style:name="Table77" style:family="table">
      <style:table-properties style:width="4.4298in" fo:margin-left="0.5673in" table:align="lef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P93" style:parent-style-name="Normal" style:family="paragraph">
      <style:paragraph-properties fo:margin-bottom="0in" fo:line-height="100%"/>
    </style:style>
    <style:style style:name="P94" style:parent-style-name="Normal" style:family="paragraph">
      <style:paragraph-properties fo:margin-bottom="0in" fo:line-height="100%"/>
    </style:style>
    <style:style style:name="P95" style:parent-style-name="Normal" style:family="paragraph">
      <style:paragraph-properties fo:margin-bottom="0in" fo:line-height="100%"/>
    </style:style>
    <style:style style:name="TableColumn97" style:family="table-column">
      <style:table-column-properties style:column-width="4.4298in"/>
    </style:style>
    <style:style style:name="Table96" style:family="table">
      <style:table-properties style:width="4.4298in" fo:margin-left="0.5673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P111" style:parent-style-name="Normal" style:family="paragraph">
      <style:paragraph-properties fo:text-indent="0.5in"/>
    </style:style>
    <style:style style:name="P112" style:parent-style-name="Normal" style:family="paragraph">
      <style:paragraph-properties fo:text-indent="0.5in"/>
    </style:style>
    <style:style style:name="TableColumn114" style:family="table-column">
      <style:table-column-properties style:column-width="5.2173in"/>
    </style:style>
    <style:style style:name="Table113" style:family="table">
      <style:table-properties style:width="5.2173in" fo:margin-left="0.5673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P118" style:parent-style-name="Normal" style:family="paragraph">
      <style:paragraph-properties fo:margin-bottom="0in" fo:line-height="100%"/>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style>
    <style:style style:name="P121" style:parent-style-name="Normal" style:family="paragraph">
      <style:paragraph-properties fo:margin-bottom="0in" fo:line-height="100%"/>
    </style:style>
    <style:style style:name="P122" style:parent-style-name="Normal" style:family="paragraph">
      <style:paragraph-properties fo:margin-bottom="0in" fo:line-height="100%"/>
    </style:style>
    <style:style style:name="P123" style:parent-style-name="Normal" style:family="paragraph">
      <style:paragraph-properties fo:margin-bottom="0in" fo:line-height="100%"/>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P126" style:parent-style-name="Normal" style:family="paragraph">
      <style:paragraph-properties fo:margin-bottom="0in" fo:line-height="100%"/>
    </style:style>
    <style:style style:name="P127" style:parent-style-name="Normal" style:family="paragraph">
      <style:paragraph-properties fo:margin-bottom="0in" fo:line-height="100%"/>
    </style:style>
    <style:style style:name="TableColumn129" style:family="table-column">
      <style:table-column-properties style:column-width="5.2173in"/>
    </style:style>
    <style:style style:name="Table128" style:family="table">
      <style:table-properties style:width="5.2173in" fo:margin-left="0.5673in" table:align="lef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P139" style:parent-style-name="Normal" style:family="paragraph">
      <style:paragraph-properties fo:margin-bottom="0in" fo:line-height="100%"/>
    </style:style>
    <style:style style:name="P140" style:parent-style-name="Normal" style:family="paragraph">
      <style:paragraph-properties fo:margin-bottom="0in" fo:line-height="100%"/>
    </style:style>
    <style:style style:name="P141" style:parent-style-name="Normal" style:family="paragraph">
      <style:paragraph-properties fo:margin-bottom="0in" fo:line-height="100%"/>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TableColumn145" style:family="table-column">
      <style:table-column-properties style:column-width="5.2173in"/>
    </style:style>
    <style:style style:name="Table144" style:family="table">
      <style:table-properties style:width="5.2173in" fo:margin-left="0.5673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P154" style:parent-style-name="Normal" style:family="paragraph">
      <style:paragraph-properties fo:margin-bottom="0in" fo:line-height="100%"/>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style>
    <style:style style:name="P159" style:parent-style-name="Normal" style:family="paragraph">
      <style:paragraph-properties fo:text-indent="0.5in"/>
    </style:style>
    <style:style style:name="P160" style:parent-style-name="Normal" style:family="paragraph">
      <style:paragraph-properties fo:text-indent="0.5in"/>
    </style:style>
    <style:style style:name="P161" style:parent-style-name="Normal" style:family="paragraph">
      <style:paragraph-properties fo:text-indent="0.5in"/>
    </style:style>
    <style:style style:name="P162" style:parent-style-name="Normal" style:family="paragraph">
      <style:paragraph-properties fo:text-indent="0.5in"/>
    </style:style>
    <style:style style:name="P163" style:parent-style-name="Normal" style:family="paragraph">
      <style:paragraph-properties fo:text-indent="0.5in"/>
    </style:style>
    <style:style style:name="TableColumn165" style:family="table-column">
      <style:table-column-properties style:column-width="3.1465in"/>
    </style:style>
    <style:style style:name="TableColumn166" style:family="table-column">
      <style:table-column-properties style:column-width="3.3465in"/>
    </style:style>
    <style:style style:name="Table164" style:family="table">
      <style:table-properties style:width="6.493in" fo:margin-left="0in" table:align="lef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P170" style:parent-style-name="Normal" style:family="paragraph">
      <style:paragraph-properties fo:margin-bottom="0in" fo:line-height="100%"/>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P174" style:parent-style-name="Normal" style:family="paragraph">
      <style:paragraph-properties fo:margin-bottom="0in" fo:line-height="100%"/>
    </style:style>
    <style:style style:name="P175" style:parent-style-name="Normal" style:family="paragraph">
      <style:paragraph-properties fo:margin-bottom="0in" fo:line-height="100%"/>
    </style:style>
    <style:style style:name="P176" style:parent-style-name="Normal" style:family="paragraph">
      <style:paragraph-properties fo:margin-bottom="0in" fo:line-height="100%"/>
    </style:style>
    <style:style style:name="P177" style:parent-style-name="Normal" style:family="paragraph">
      <style:paragraph-properties fo:margin-bottom="0in" fo:line-height="100%"/>
    </style:style>
    <style:style style:name="P178" style:parent-style-name="Normal" style:family="paragraph">
      <style:paragraph-properties fo:margin-bottom="0in" fo:line-height="100%"/>
    </style:style>
    <style:style style:name="P179" style:parent-style-name="Normal" style:family="paragraph">
      <style:paragraph-properties fo:margin-bottom="0in" fo:line-height="100%"/>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P183" style:parent-style-name="Normal"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P195" style:parent-style-name="Normal" style:family="paragraph">
      <style:paragraph-properties fo:margin-bottom="0in" fo:line-height="100%"/>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olumn211" style:family="table-column">
      <style:table-column-properties style:column-width="3.2465in"/>
    </style:style>
    <style:style style:name="TableColumn212" style:family="table-column">
      <style:table-column-properties style:column-width="3.2465in"/>
    </style:style>
    <style:style style:name="Table210" style:family="table">
      <style:table-properties style:width="6.493in" fo:margin-left="0in" table:align="lef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P241" style:parent-style-name="Normal" style:family="paragraph">
      <style:paragraph-properties fo:margin-bottom="0in" fo:line-height="100%"/>
    </style:style>
    <style:style style:name="P242" style:parent-style-name="Normal" style:family="paragraph">
      <style:paragraph-properties fo:margin-bottom="0in" fo:line-height="100%"/>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olumn247" style:family="table-column">
      <style:table-column-properties style:column-width="3.2465in"/>
    </style:style>
    <style:style style:name="TableColumn248" style:family="table-column">
      <style:table-column-properties style:column-width="3.2465in"/>
    </style:style>
    <style:style style:name="Table246" style:family="table">
      <style:table-properties style:width="6.493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office:automatic-styles>
  <office:body>
    <office:text text:use-soft-page-breaks="true">
      <text:p text:style-name="P1">Tìm hiểu dịch vụ NFS.</text:p>
      <text:p text:style-name="Normal">Mục lục:</text:p>
      <text:list text:style-name="LFO2" text:continue-numbering="true">
        <text:list-item>
          <text:p text:style-name="P2">Định nghĩa</text:p>
        </text:list-item>
        <text:list-item>
          <text:p text:style-name="P3">Cấu hình<text:s/></text:p>
        </text:list-item>
        <text:list-item>
          <text:p text:style-name="P4">Ví dụ</text:p>
        </text:list-item>
        <text:list-item>
          <text:p text:style-name="P5">Nguồn</text:p>
        </text:list-item>
      </text:list>
      <text:p text:style-name="Normal">1.. Định nghĩa</text:p>
      <text:p text:style-name="Normal">- DNS viết tắt<text:s/>Domain Name System, là hệ thống phân giải tên miền, cho phép host có thể từ Domain tìm ra được Ip address</text:p>
      <text:p text:style-name="Normal">- Dễ hiểu, DNS giống như cuốn danh bạ</text:p>
      <text:p text:style-name="Normal">- Mỗi hệ thống khác nhau thường có DNS server riêng</text:p>
      <text:p text:style-name="Normal">-<text:s/>INTERNIC (Internet Network Information Center) chịu trách nhiệm theo dõi các tên miền và các DNS server tương ứng. INTERNIC là một tổ chức được thành lập bởi NFS (National Science Foundation), AT&amp;T và Network Solution, chịu trách nhiệm đăng ký các tên miền của Internet. INTERNIC chỉ có nhiệm vụ quản lý tất cả các DNS server trên Internet chứ không có nhiệm vụ phân giải tên cho từng địa chỉ.</text:p>
      <text:p text:style-name="Normal">- File cấu hình chính:<text:s/>/etc/named.conf</text:p>
      <text:p text:style-name="Normal">2. Cấu hình</text:p>
      <text:p text:style-name="Normal">- Sẽ gồm 2 phần: DNS server và<text:s/>Master/Slave DNS</text:p>
      <text:p text:style-name="P6">+ DNS server: dịch vụ chính, gọi là Master DNS server</text:p>
      <text:p text:style-name="P7">+ Slave DNS là DNS server dự phòng, được sử dụng khi Master DNS server gặp sự cố</text:p>
      <text:p text:style-name="Normal">Tại<text:s/>DNS server:</text:p>
      <text:p text:style-name="Normal">- Đặt ip tĩnh cho DNS server (/etc/sysconfig/network-scripts/ifcf-xxxxx)</text:p>
      <text:p text:style-name="Normal"><text:tab/>+ Trong file<text:s/>(/etc/sysconfig/network-scripts/ifcf-xxxxx)</text:p>
      <text:p text:style-name="P8"/>
      <table:table table:style-name="Table9">
        <table:table-columns>
          <table:table-column table:style-name="TableColumn10"/>
        </table:table-columns>
        <table:table-row table:style-name="TableRow11">
          <table:table-cell table:style-name="TableCell12">
            <text:p text:style-name="P13">TYPE="Ethernet"</text:p>
            <text:p text:style-name="P14">BOOTPROTO="static"</text:p>
            <text:soft-page-break/>
            <text:p text:style-name="P15">IPADDR=XXXX</text:p>
            <text:p text:style-name="P16">NETMASK=XXXX</text:p>
            <text:p text:style-name="P17">GATEWAY=XXXXX</text:p>
            <text:p text:style-name="P18">DNS1=XXXXXXX</text:p>
            <text:p text:style-name="P19">DEFROUTE="yes"</text:p>
            <text:p text:style-name="P20">IPV4_FAILURE_FATAL="no"</text:p>
            <text:p text:style-name="P21">NAME="eno16777736"</text:p>
            <text:p text:style-name="P22">DEVICE="eno16777736"</text:p>
            <text:p text:style-name="P23">ONBOOT="yes"</text:p>
          </table:table-cell>
        </table:table-row>
      </table:table>
      <text:p text:style-name="P24"/>
      <text:p text:style-name="Normal">- Cài đặt DNS service</text:p>
      <text:p text:style-name="Normal"><text:tab/>+<text:s/>yum install bind bind-utils -y</text:p>
      <text:p text:style-name="Normal"><text:tab/>+ Hoặc:<text:s/>yum install bind* -y</text:p>
      <text:p text:style-name="Normal">- Cấu hình main file (/etc/named.conf)</text:p>
      <text:p text:style-name="Normal"><text:tab/>+<text:s/>Thêm trong file, đoạn cầu chỉ các option cho server</text:p>
      <text:p text:style-name="Normal"><text:tab/>+ Đoạn 1 chỉ các option cho server</text:p>
      <text:p text:style-name="Normal"><text:tab/>+ Đoạn 2 chỉ tùy chinh cho dải IP cấp phát</text:p>
      <table:table table:style-name="Table25">
        <table:table-columns>
          <table:table-column table:style-name="TableColumn26"/>
        </table:table-columns>
        <table:table-row table:style-name="TableRow27">
          <table:table-cell table:style-name="TableCell28">
            <text:p text:style-name="P29">options</text:p>
            <text:p text:style-name="P30">{</text:p>
            <text:p text:style-name="P31">query-source port 53;</text:p>
            <text:p text:style-name="P32">query-source-v6 port 53;</text:p>
            <text:p text:style-name="P33">directory "/var/named";</text:p>
            <text:p text:style-name="P34">dump-file "/var/named/data/cache_dump.db";</text:p>
            <text:p text:style-name="P35">statistics-file "/var/named/data/named_stats.txt";</text:p>
            <text:p text:style-name="P36">memstatistics-file "/var/named/data/named_mem_stats.txt";</text:p>
            <text:p text:style-name="P37">notify yes;</text:p>
            <text:p text:style-name="P38"/>
            <text:p text:style-name="P39">};</text:p>
            <text:p text:style-name="P40"/>
            <text:p text:style-name="P41">zone "." in {</text:p>
            <text:p text:style-name="P42">type hint;</text:p>
            <text:p text:style-name="P43">file "named.root";</text:p>
            <text:p text:style-name="P44">};<text:line-break/><text:line-break/></text:p>
            <text:p text:style-name="P45"/>
            <text:soft-page-break/>
            <text:p text:style-name="P46"># Đoạn thêm</text:p>
            <text:p text:style-name="P47">zone "adminvietnam.org" in { <text:s text:c="27"/>## Forward Zone Name</text:p>
            <text:p text:style-name="P48">type master;</text:p>
            <text:p text:style-name="P49">file "adminvietnam.db"; <text:s text:c="32"/>## Forward Zone File</text:p>
            <text:p text:style-name="P50">};</text:p>
          </table:table-cell>
        </table:table-row>
        <table:table-row table:style-name="TableRow51">
          <table:table-cell table:style-name="TableCell52">
            <text:p text:style-name="P53"># Cấu hình theo dải mạng set ( dv:<text:s/>172.16.1.0/24), dải<text:s/>Forward Zone</text:p>
            <text:p text:style-name="P54">zone "adminvietnam.org" in { <text:s text:c="27"/>## Forward Zone Name</text:p>
            <text:p text:style-name="P55">type master;</text:p>
            <text:p text:style-name="P56">file "adminvietnam.db"; <text:s text:c="32"/>## Forward Zone File</text:p>
            <text:p text:style-name="P57">};</text:p>
          </table:table-cell>
        </table:table-row>
        <table:table-row table:style-name="TableRow58">
          <table:table-cell table:style-name="TableCell59">
            <text:p text:style-name="P60"># Cấu hình<text:s/>reverse zone</text:p>
            <text:p text:style-name="P61">zone "1.16.172.in-addr.arpa" in { <text:s text:c="22"/>## Reverse Zone Name</text:p>
            <text:p text:style-name="P62">type master; <text:s text:c="21"/></text:p>
            <text:p text:style-name="P63">file "1.16.172.db"; <text:s text:c="36"/>## Reverse Zone File</text:p>
            <text:p text:style-name="P64">};</text:p>
          </table:table-cell>
        </table:table-row>
        <table:table-row table:style-name="TableRow65">
          <table:table-cell table:style-name="TableCell66">
            <text:p text:style-name="P67"># Cấu hình local zone</text:p>
            <text:p text:style-name="P68">zone "localhost" in {</text:p>
            <text:p text:style-name="P69">type master;</text:p>
            <text:p text:style-name="P70">file "localhost.db";</text:p>
            <text:p text:style-name="P71">};</text:p>
            <text:p text:style-name="P72"/>
            <text:p text:style-name="P73">zone "0.0.127.in-addr.arpa" in {</text:p>
            <text:p text:style-name="P74">type master;</text:p>
            <text:p text:style-name="P75">file "0.0.127.db";</text:p>
            <text:p text:style-name="P76">};</text:p>
          </table:table-cell>
        </table:table-row>
      </table:table>
      <text:p text:style-name="Normal">- Set Zone trong thư mực (/var/named/XXX), để ý tên file config trong zone (main conf) trùng với tên file trong thư mục này.<text:s/>Đây là nơi lưu các record, DNS sẽ tìm kiếm record trong nay)</text:p>
      <text:p text:style-name="Normal"><text:tab/>+<text:s/>Truy vấn<text:s/>PC01.adminvietnam.org<text:s/>tương ứng với tìm ip, Dns sẽ tìm record này để trả lại<text:s/>ip cho request (/var/named/adminvietnam.db)</text:p>
      <table:table table:style-name="Table77">
        <table:table-columns>
          <table:table-column table:style-name="TableColumn78"/>
        </table:table-columns>
        <table:table-row table:style-name="TableRow79">
          <table:table-cell table:style-name="TableCell80">
            <text:p text:style-name="P81">$TTL <text:s text:c="4"/>86400</text:p>
            <text:p text:style-name="P82">@ <text:s text:c="7"/>IN <text:s text:c="8"/>SOA <text:s text:c="8"/>server.adminvietnam.org. root (</text:p>
            <text:p text:style-name="P83"><text:s text:c="32"/>3;</text:p>
            <text:p text:style-name="P84"><text:s text:c="32"/>28800;</text:p>
            <text:p text:style-name="P85"><text:s text:c="32"/>7200;</text:p>
            <text:p text:style-name="P86"><text:s text:c="32"/>604800;</text:p>
            <text:p text:style-name="P87"><text:s text:c="32"/>86400;</text:p>
            <text:p text:style-name="P88">)</text:p>
            <text:p text:style-name="P89"><text:s text:c="9"/>IN <text:s text:c="8"/>NS <text:s text:c="9"/>server.adminvietnam.org.</text:p>
            <text:p text:style-name="P90"><text:s text:c="9"/>IN <text:s text:c="8"/>MX 10 <text:s text:c="6"/>server</text:p>
            <text:p text:style-name="P91"><text:s text:c="9"/>IN <text:s text:c="8"/>A <text:s text:c="10"/>172.16.1.14</text:p>
            <text:soft-page-break/>
            <text:p text:style-name="P92">server <text:s text:c="2"/>IN <text:s text:c="8"/>A <text:s text:c="10"/>172.16.1.14</text:p>
            <text:p text:style-name="P93">www <text:s text:c="5"/>IN <text:s text:c="8"/>CNAME <text:s text:c="6"/>server</text:p>
            <text:p text:style-name="P94">ftp <text:s text:c="5"/>IN <text:s text:c="8"/>CNAME <text:s text:c="6"/>server</text:p>
            <text:p text:style-name="P95">mail <text:s text:c="4"/>IN <text:s text:c="8"/>CNAME <text:s text:c="6"/>server</text:p>
          </table:table-cell>
        </table:table-row>
      </table:table>
      <text:p text:style-name="Normal"><text:tab/>+<text:s/>Tạo file<text:s/>Reverse Zone. Khi request truy vấn ip, DNS sẽ tìm lại domain tương ứng (/var/named/1.16.172.db)</text:p>
      <table:table table:style-name="Table96">
        <table:table-columns>
          <table:table-column table:style-name="TableColumn97"/>
        </table:table-columns>
        <table:table-row table:style-name="TableRow98">
          <table:table-cell table:style-name="TableCell99">
            <text:p text:style-name="P100">$TTL <text:s text:c="7"/>86400</text:p>
            <text:p text:style-name="P101">@ <text:s text:c="10"/>IN <text:s text:c="7"/>SOA <text:s text:c="9"/>server.adminvietnam.org. root.(</text:p>
            <text:p text:style-name="P102"><text:s text:c="22"/>3;</text:p>
            <text:p text:style-name="P103"><text:s text:c="22"/>28800;</text:p>
            <text:p text:style-name="P104"><text:s text:c="22"/>7200;</text:p>
            <text:p text:style-name="P105"><text:s text:c="22"/>604800;</text:p>
            <text:p text:style-name="P106"><text:s text:c="22"/>86400;</text:p>
            <text:p text:style-name="P107">)</text:p>
            <text:p text:style-name="P108"/>
            <text:p text:style-name="P109">@ <text:s text:c="10"/>IN <text:s text:c="7"/>NS <text:s text:c="10"/>server.adminvietnam.org.</text:p>
            <text:p text:style-name="P110">14 <text:s text:c="9"/>IN <text:s text:c="7"/>PTR <text:s text:c="9"/>server.adminvietnam.org.</text:p>
          </table:table-cell>
        </table:table-row>
      </table:table>
      <text:p text:style-name="P111">+ Tạo<text:s/>Local Foward Zone File. Phân giải lại domain khi nhận ip 127.</text:p>
      <text:p text:style-name="P112">File:<text:s/>/var/named/1.16.172.db</text:p>
      <table:table table:style-name="Table113">
        <table:table-columns>
          <table:table-column table:style-name="TableColumn114"/>
        </table:table-columns>
        <table:table-row table:style-name="TableRow115">
          <table:table-cell table:style-name="TableCell116">
            <text:p text:style-name="P117">$TTL <text:s text:c="7"/>86400</text:p>
            <text:p text:style-name="P118">@ <text:s text:c="10"/>IN <text:s text:c="7"/>SOA <text:s text:c="9"/>server.adminvietnam.org. root.(</text:p>
            <text:p text:style-name="P119"><text:s text:c="22"/>3;</text:p>
            <text:p text:style-name="P120"><text:s text:c="22"/>28800;</text:p>
            <text:p text:style-name="P121"><text:s text:c="22"/>7200;</text:p>
            <text:p text:style-name="P122"><text:s text:c="22"/>604800;</text:p>
            <text:p text:style-name="P123"><text:s text:c="22"/>86400;</text:p>
            <text:p text:style-name="P124">)</text:p>
            <text:p text:style-name="P125"/>
            <text:p text:style-name="P126">@ <text:s text:c="10"/>IN <text:s text:c="7"/>NS <text:s text:c="10"/>server.adminvietnam.org.</text:p>
            <text:p text:style-name="P127">14 <text:s text:c="9"/>IN <text:s text:c="7"/>PTR <text:s text:c="9"/>server.adminvietnam.org.</text:p>
          </table:table-cell>
        </table:table-row>
      </table:table>
      <text:p text:style-name="Normal"><text:tab/>+ Tạo file<text:s/>Reverse Zone File<text:s/>cho local</text:p>
      <text:p text:style-name="Normal"><text:tab/>File:<text:s/>/var/named/localhost.db</text:p>
      <table:table table:style-name="Table128">
        <table:table-columns>
          <table:table-column table:style-name="TableColumn129"/>
        </table:table-columns>
        <table:table-row table:style-name="TableRow130">
          <table:table-cell table:style-name="TableCell131">
            <text:p text:style-name="P132">$TTL <text:s text:c="12"/>86400</text:p>
            <text:p text:style-name="P133">@ <text:s text:c="16"/>IN <text:s text:c="11"/>SOA <text:s text:c="9"/>@ <text:s text:c="13"/>root.(</text:p>
            <text:p text:style-name="P134"><text:s text:c="45"/>3;</text:p>
            <text:p text:style-name="P135"><text:s text:c="45"/>28800;</text:p>
            <text:p text:style-name="P136"><text:s text:c="45"/>7200;</text:p>
            <text:soft-page-break/>
            <text:p text:style-name="P137"><text:s text:c="45"/>604800;</text:p>
            <text:p text:style-name="P138"><text:s text:c="45"/>86400;</text:p>
            <text:p text:style-name="P139">)</text:p>
            <text:p text:style-name="P140"/>
            <text:p text:style-name="P141"><text:s text:c="19"/>IN <text:s text:c="12"/>NS <text:s text:c="9"/>@</text:p>
            <text:p text:style-name="P142"><text:s text:c="19"/>IN <text:s text:c="12"/>A <text:s text:c="10"/>127.0.0.1</text:p>
            <text:p text:style-name="P143"><text:s text:c="19"/>IN <text:s text:c="12"/>AAAA <text:s text:c="8"/>::1</text:p>
          </table:table-cell>
        </table:table-row>
      </table:table>
      <text:p text:style-name="Normal"><text:tab/>+ File<text:s/>Reverse Zone<text:s/>cho 127.0.0</text:p>
      <text:p text:style-name="Normal"><text:tab/>File:<text:s/>/var/named/0.0.127.db</text:p>
      <table:table table:style-name="Table144">
        <table:table-columns>
          <table:table-column table:style-name="TableColumn145"/>
        </table:table-columns>
        <table:table-row table:style-name="TableRow146">
          <table:table-cell table:style-name="TableCell147">
            <text:p text:style-name="P148">$TTL <text:s text:c="10"/>86400</text:p>
            <text:p text:style-name="P149">@ <text:s text:c="14"/>IN <text:s text:c="14"/>SOA <text:s text:c="13"/>localhost. root.localhost. (</text:p>
            <text:p text:style-name="P150"><text:s text:c="33"/>3;</text:p>
            <text:p text:style-name="P151"><text:s text:c="33"/>28800;</text:p>
            <text:p text:style-name="P152"><text:s text:c="33"/>7200;</text:p>
            <text:p text:style-name="P153"><text:s text:c="33"/>604800;</text:p>
            <text:p text:style-name="P154"><text:s text:c="33"/>86400;</text:p>
            <text:p text:style-name="P155">)</text:p>
            <text:p text:style-name="P156"/>
            <text:p text:style-name="P157"><text:s text:c="17"/>IN <text:s text:c="12"/>NS <text:s text:c="17"/>localhost.</text:p>
            <text:p text:style-name="P158">1 <text:s text:c="15"/>IN <text:s text:c="12"/>PTR <text:s text:c="16"/>localhost.</text:p>
          </table:table-cell>
        </table:table-row>
      </table:table>
      <text:p text:style-name="Normal">- Cấu hình firewall</text:p>
      <text:p text:style-name="Normal"><text:tab/>+ firewall-cmd --permanent --zone=public --add-service=dns</text:p>
      <text:p text:style-name="P159">+ firewall-cmd –reload</text:p>
      <text:p text:style-name="Normal">- Chạy service và cho phép service chạy khi boot</text:p>
      <text:p text:style-name="Normal"><text:tab/>+<text:s/>systemctl start named</text:p>
      <text:p text:style-name="Normal"><text:tab/>+<text:s/>systemctl start named</text:p>
      <text:p text:style-name="Normal">Tại Client:</text:p>
      <text:p text:style-name="Normal">-<text:s/>Cấu hình DNS tại client. Xét nó thành địa chỉ của DNS server (LAN)</text:p>
      <text:p text:style-name="Normal"/>
      <text:p text:style-name="Normal">Bổ sung:</text:p>
      <text:p text:style-name="Normal">- Mục đích của DNS là</text:p>
      <text:p text:style-name="Normal"><text:tab/>+ Phân giải địa tên máy thành địa chỉ IP và ngược lại.</text:p>
      <text:soft-page-break/>
      <text:p text:style-name="P160">+ Phân giải tên domain.</text:p>
      <text:p text:style-name="Normal">-<text:s/>DNS name gồm 2 phần :</text:p>
      <text:p text:style-name="Normal"><text:tab/>+<text:s/>Host name và domain name:<text:s/></text:p>
      <text:p text:style-name="P161">VD: “microsoft.com” là một DNS name. Trong đó “microsoft” là host name và “.com” là domain name.</text:p>
      <text:p text:style-name="P162">+<text:s/>Giữa host name và domain name được gọi là Fully Qualified Domain Name (FQDN).</text:p>
      <text:p text:style-name="P163">VD: “may1.microsoft.com” là một FQDN. FQDN cũng được gọi là “Friendly name”</text:p>
      <text:p text:style-name="Normal">– NetBIOS là hệ thống tên do Microsoft qui định, nó sử dụng một file Lmhosts file để lưu các thông tin của các máy tính. Phân giải tên các máy tính bằng dịch vụ WINS. Ta có thể gán địa chỉ của WINS cho máy tính.</text:p>
      <text:p text:style-name="Normal">- Thông thường, sẽ hỗ trợ cả 2</text:p>
      <text:p text:style-name="Normal"/>
      <text:p text:style-name="Normal">Bổ sung cấu hình giải thích</text:p>
      <text:p text:style-name="Normal">Cấu trúc DNS:</text:p>
      <text:p text:style-name="Normal"><text:tab/>+ File cấu hình chính:<text:s/>/etc/named.conf</text:p>
      <text:p text:style-name="Normal"><text:tab/>+ Các cấu hình zone đi theo (Được khai báo trong DNS named.conf )</text:p>
      <text:p text:style-name="Normal">Cú pháp<text:s/>tập tin zone</text:p>
      <table:table table:style-name="Table164">
        <table:table-columns>
          <table:table-column table:style-name="TableColumn165"/>
          <table:table-column table:style-name="TableColumn166"/>
        </table:table-columns>
        <table:table-row table:style-name="TableRow167">
          <table:table-cell table:style-name="TableCell168">
            <text:p text:style-name="P169">SOA (Start of Authority)</text:p>
            <text:p text:style-name="P170">+ Đầu file</text:p>
            <text:p text:style-name="P171">+ Chỉ ra<text:s/>máy chủ Name Server sẽ cung cấp các thông tin truy vấn của Zone.</text:p>
          </table:table-cell>
          <table:table-cell table:style-name="TableCell172">
            <text:p text:style-name="P173">[ tên miền ] <text:s/>IN <text:s/>SOA <text:s/>[ tên-server-dns ] <text:s/>[ địa-chỉ-email ] (</text:p>
            <text:p text:style-name="P174">Serial number;</text:p>
            <text:p text:style-name="P175">Refresh number;</text:p>
            <text:p text:style-name="P176">Retry number;</text:p>
            <text:p text:style-name="P177">Expire number;</text:p>
            <text:p text:style-name="P178">Time-to-live number;</text:p>
            <text:p text:style-name="P179">)</text:p>
          </table:table-cell>
        </table:table-row>
        <table:table-row table:style-name="TableRow180">
          <table:table-cell table:style-name="TableCell181">
            <text:p text:style-name="P182">NS (Name Server) record</text:p>
            <text:p text:style-name="P183">+<text:s/>record bắt buộc phải có nhưng không giới hạn số lượng. Mỗi DNS Server hỗ<text:s/><text:soft-page-break/>trợ phân giải cho Zone (Primary, Slave, Stub) sẽ có một NS record<text:s/></text:p>
          </table:table-cell>
          <table:table-cell table:style-name="TableCell184">
            <text:p text:style-name="P185">[ tên-domain ] <text:s/>IN <text:s/>NS <text:s/>[ máy-DNS-Server ]</text:p>
          </table:table-cell>
        </table:table-row>
        <table:table-row table:style-name="TableRow186">
          <table:table-cell table:style-name="TableCell187">
            <text:p text:style-name="P188">A (Address) record</text:p>
            <text:p text:style-name="P189">+<text:s/>Ánh xạ từ name-to-address (từ tên vào địa chỉ) dùng cho phân giải thuận.</text:p>
          </table:table-cell>
          <table:table-cell table:style-name="TableCell190">
            <text:p text:style-name="P191">[ tên-máy-tính ] <text:s/>IN A <text:s/>[ địa-chỉ-IP ]</text:p>
          </table:table-cell>
        </table:table-row>
        <table:table-row table:style-name="TableRow192">
          <table:table-cell table:style-name="TableCell193">
            <text:p text:style-name="P194">CNAME (Canonical Name) record</text:p>
            <text:p text:style-name="P195">+<text:s/>[ tên-bí-danh ] IN CNAME [ tên-a-record ]</text:p>
          </table:table-cell>
          <table:table-cell table:style-name="TableCell196">
            <text:p text:style-name="P197">[ tên-bí-danh ] IN CNAME [ tên-a-record ]</text:p>
          </table:table-cell>
        </table:table-row>
        <table:table-row table:style-name="TableRow198">
          <table:table-cell table:style-name="TableCell199">
            <text:p text:style-name="P200">MX (Mail Exchange) record</text:p>
            <text:p text:style-name="P201">+<text:s/>Khai báo mail server</text:p>
          </table:table-cell>
          <table:table-cell table:style-name="TableCell202">
            <text:p text:style-name="P203">[ tên-domain ] IN MX [độ-ưu-tiên] [tên-mail-server]</text:p>
          </table:table-cell>
        </table:table-row>
        <table:table-row table:style-name="TableRow204">
          <table:table-cell table:style-name="TableCell205">
            <text:p text:style-name="P206">PTR (Pointer) record</text:p>
            <text:p text:style-name="P207">+<text:s/>Ánh xạ address-to-name (từ địa chỉ sang tên) dùng cho phân giải nghịch</text:p>
          </table:table-cell>
          <table:table-cell table:style-name="TableCell208">
            <text:p text:style-name="P209">[địa-chỉ-IP] IN PTR [tên-máy-tính]</text:p>
          </table:table-cell>
        </table:table-row>
      </table:table>
      <text:p text:style-name="Normal"/>
      <text:p text:style-name="Normal">Tại Master DNS</text:p>
      <text:p text:style-name="Normal">File: named.conf</text:p>
      <table:table table:style-name="Table210">
        <table:table-columns>
          <table:table-column table:style-name="TableColumn211"/>
          <table:table-column table:style-name="TableColumn212"/>
        </table:table-columns>
        <table:table-row table:style-name="TableRow213">
          <table:table-cell table:style-name="TableCell214">
            <text:p text:style-name="P215">listen-on port 53 { 127.0.0.1; 10.30.1.10; };</text:p>
          </table:table-cell>
          <table:table-cell table:style-name="TableCell216">
            <text:p text:style-name="P217">listen-on port 53 { 127.0.0.1; 10.30.1.10; };</text:p>
          </table:table-cell>
        </table:table-row>
        <table:table-row table:style-name="TableRow218">
          <table:table-cell table:style-name="TableCell219">
            <text:p text:style-name="P220">directory <text:s text:c="6"/>“/var/named”;</text:p>
          </table:table-cell>
          <table:table-cell table:style-name="TableCell221">
            <text:p text:style-name="P222">Khai báo vị trí chứa các tập tin cấu hình zone.</text:p>
          </table:table-cell>
        </table:table-row>
        <table:table-row table:style-name="TableRow223">
          <table:table-cell table:style-name="TableCell224">
            <text:p text:style-name="P225">allow-query <text:s text:c="4"/>{ localhost; 10.30.1.0/24; };</text:p>
          </table:table-cell>
          <table:table-cell table:style-name="TableCell226">
            <text:p text:style-name="P227">Giới hạn các Client được được phép truy vấn DNS.</text:p>
          </table:table-cell>
        </table:table-row>
        <table:table-row table:style-name="TableRow228">
          <table:table-cell table:style-name="TableCell229">
            <text:p text:style-name="P230">recursion yes;</text:p>
          </table:table-cell>
          <table:table-cell table:style-name="TableCell231">
            <text:p text:style-name="P232">Sử dụng DNS đệ qui</text:p>
          </table:table-cell>
        </table:table-row>
        <table:table-row table:style-name="TableRow233">
          <table:table-cell table:style-name="TableCell234">
            <text:p text:style-name="P235">allow-transfer <text:s text:c="4"/>{ 10.30.1.11; };</text:p>
          </table:table-cell>
          <table:table-cell table:style-name="TableCell236">
            <text:p text:style-name="P237">Các Slave DNS có thể nhận tập tin cấu hình zone từ Primary DNS.</text:p>
          </table:table-cell>
        </table:table-row>
        <table:table-row table:style-name="TableRow238">
          <table:table-cell table:style-name="TableCell239">
            <text:p text:style-name="P240"><text:s/>zone “.” IN {</text:p>
            <text:p text:style-name="P241">type hint;</text:p>
            <text:p text:style-name="P242">file “named.ca”;</text:p>
            <text:p text:style-name="P243">};</text:p>
          </table:table-cell>
          <table:table-cell table:style-name="TableCell244">
            <text:p text:style-name="P245">Zone mặc định khai báo các root DNS Server</text:p>
          </table:table-cell>
        </table:table-row>
      </table:table>
      <text:p text:style-name="Normal"/>
      <text:p text:style-name="Normal">Tại SLAVE DNS</text:p>
      <table:table table:style-name="Table246">
        <table:table-columns>
          <table:table-column table:style-name="TableColumn247"/>
          <table:table-column table:style-name="TableColumn248"/>
        </table:table-columns>
        <table:table-row table:style-name="TableRow249">
          <table:table-cell table:style-name="TableCell250">
            <text:p text:style-name="P251">listen-on port 53 { 127.0.0.1; 10.30.1.11; };</text:p>
          </table:table-cell>
          <table:table-cell table:style-name="TableCell252">
            <text:p text:style-name="P253">Khai báo các địa chỉ IP của Slave DNS Server sẽ nhận các yêu cầu truy vấn DNS.</text:p>
          </table:table-cell>
        </table:table-row>
        <table:table-row table:style-name="TableRow254">
          <table:table-cell table:style-name="TableCell255">
            <text:p text:style-name="P256">directory <text:s text:c="6"/>“/var/named”;</text:p>
          </table:table-cell>
          <table:table-cell table:style-name="TableCell257">
            <text:p text:style-name="P258">Khai báo vị trí chứa các tập tin cấu hình zone.</text:p>
          </table:table-cell>
        </table:table-row>
        <table:table-row table:style-name="TableRow259">
          <table:table-cell table:style-name="TableCell260">
            <text:p text:style-name="P261">allow-query <text:s text:c="4"/>{ localhost; 10.30.1.0/24; };</text:p>
          </table:table-cell>
          <table:table-cell table:style-name="TableCell262">
            <text:p text:style-name="P263">Giới hạn các Client được truy vấn DNS.</text:p>
          </table:table-cell>
        </table:table-row>
      </table:table>
      <text:p text:style-name="Normal"/>
      <text:soft-page-break/>
      <text:p text:style-name="Normal">Note:</text:p>
      <text:p text:style-name="Normal">-<text:s/>Nếu Slave DNS Server không thể sao chép các tập tin cấu hình zone từ Primary DNS Server thì kiểm tra lại firewall<text:s/></text:p>
      <text:p text:style-name="Normal">-<text:s/>Khi dịch vụ DNS Server không thể khởi động do lỗi error (network unreachable) resolving, để khắc phục cần phải tắt chức năng hỗ trợ IPv6 (trong trường hợp chưa cấu hình hoặc không cần sử dụng IPv6) của dịch vụ DNS Server bằng cách thêm vào tập tin /etc/sysconfig/named dòng sau:</text:p>
      <text:p text:style-name="Normal">Nguồn:</text:p>
      <text:p text:style-name="Normal"><text:a xlink:href="https://www.adminvietnam.org/cau-hinh-dns-tren-centos-7/2218/" office:target-frame-name="_top" xlink:show="replace"><text:span text:style-name="Hyperlink">https://www.adminvietnam.org/cau-hinh-dns-tren-centos-7/2218/</text:span></text:a></text:p>
      <text:p text:style-name="Normal"><text:a xlink:href="https://www.server-world.info/en/note?os=CentOS_7&amp;p=dns&amp;f=1" office:target-frame-name="_top" xlink:show="replace"><text:span text:style-name="Hyperlink">https://www.server-world.info/en/note?os=CentOS_7&amp;p=dns&amp;f=1</text:span></text:a></text:p>
      <text:p text:style-name="Normal"><text:a xlink:href="https://opalisman.wordpress.com/tag/cau-hinh-dns-server-tren-centos/" office:target-frame-name="_top" xlink:show="replace"><text:span text:style-name="Hyperlink">https://opalisman.wordpress.com/tag/cau-hinh-dns-server-tren-centos/</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fo:font-size="13pt" style:font-size-asian="13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ễn Bá Thành</meta:initial-creator>
    <dc:creator>Nguyễn Bá Thành</dc:creator>
    <meta:creation-date>2017-04-23T19:01:00Z</meta:creation-date>
    <dc:date>2017-04-23T19:01:00Z</dc:date>
    <meta:template xlink:href="Normal.dotm" xlink:type="simple"/>
    <meta:editing-cycles>2</meta:editing-cycles>
    <meta:editing-duration>PT0S</meta:editing-duration>
    <meta:document-statistic meta:page-count="8" meta:paragraph-count="18" meta:word-count="1373" meta:character-count="9186" meta:row-count="65" meta:non-whitespace-character-count="7831"/>
  </office:meta>
</office:document-meta>
</file>